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T Astra Serif" fo:font-size="14pt" officeooo:rsid="002642e6" officeooo:paragraph-rsid="002642e6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бутылке, стакане, кувшине и банке находятся молоко, лимонад, квас и вода. Вода и молоко не в бутылке, сосуд с лимонадом стоит между кувшином и сосудом с квасом, в банке не лимонад и не вода. Стакан стоит около банки и сосуда с молоком. В какой сосуд налита каждая из жидкостей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0:39:27.473849533</meta:creation-date>
    <dc:date>2019-02-01T16:19:34.974066874</dc:date>
    <meta:editing-duration>PT9M55S</meta:editing-duration>
    <meta:editing-cycles>11</meta:editing-cycles>
    <meta:generator>LibreOffice/5.2.7.2$Linux_X86_64 LibreOffice_project/20m0$Build-2</meta:generator>
    <meta:document-statistic meta:table-count="0" meta:image-count="0" meta:object-count="0" meta:page-count="1" meta:paragraph-count="1" meta:word-count="50" meta:character-count="279" meta:non-whitespace-character-count="230"/>
  </office:meta>
</office:document-meta>
</file>